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5pt"/>
    </style:style>
    <style:style style:name="co2" style:family="table-column">
      <style:table-column-properties fo:break-before="auto" style:column-width="51.39pt"/>
    </style:style>
    <style:style style:name="co3" style:family="table-column">
      <style:table-column-properties fo:break-before="auto" style:column-width="54.11pt"/>
    </style:style>
    <style:style style:name="co4" style:family="table-column">
      <style:table-column-properties fo:break-before="auto" style:column-width="37.96pt"/>
    </style:style>
    <style:style style:name="co5" style:family="table-column">
      <style:table-column-properties fo:break-before="auto" style:column-width="75.6pt"/>
    </style:style>
    <style:style style:name="co6" style:family="table-column">
      <style:table-column-properties fo:break-before="auto" style:column-width="70.24pt"/>
    </style:style>
    <style:style style:name="co7" style:family="table-column">
      <style:table-column-properties fo:break-before="auto" style:column-width="59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suter2_apy" table:style-name="ta1">
        <table:shapes>
          <draw:frame draw:z-index="0" draw:style-name="gr1" draw:text-style-name="P1" svg:width="453.51pt" svg:height="255.09pt" svg:x="649.56pt" svg:y="246.02pt">
            <loext:p draw:notify-on-update-of-ranges="clsuter2_apy.J20:clsuter2_apy.J22 clsuter2_apy.K20:clsuter2_apy.K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<text:s/>lambda</text:p>
          </table:table-cell>
          <table:table-cell office:value-type="string" calcext:value-type="string">
            <text:p><text:s/>acc 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7.995461" calcext:value-type="float">
            <text:p>47.995461</text:p>
          </table:table-cell>
          <table:table-cell office:value-type="float" office:value="48.714" calcext:value-type="float">
            <text:p>48.71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7.95764" calcext:value-type="float">
            <text:p>47.9576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7.806354" calcext:value-type="float">
            <text:p>47.80635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[.I20]+20" office:value-type="float" office:value="32" calcext:value-type="float">
            <text:p>32</text:p>
          </table:table-cell>
          <table:table-cell office:value-type="float" office:value="47.806354" calcext:value-type="float">
            <text:p>47.8063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7.806354" calcext:value-type="float">
            <text:p>47.806354</text:p>
          </table:table-cell>
          <table:table-cell/>
          <table:table-cell office:value-type="float" office:value="47.6487645" calcext:value-type="float">
            <text:p>47.648764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I21]+20" office:value-type="float" office:value="44" calcext:value-type="float">
            <text:p>44</text:p>
          </table:table-cell>
          <table:table-cell office:value-type="float" office:value="47.314675" calcext:value-type="float">
            <text:p>47.314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7.314675" calcext:value-type="float">
            <text:p>47.31467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[.I22]+20" office:value-type="float" office:value="52" calcext:value-type="float">
            <text:p>52</text:p>
          </table:table-cell>
          <table:table-cell office:value-type="float" office:value="47.95764" calcext:value-type="float">
            <text:p>47.957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7.012103" calcext:value-type="float">
            <text:p>47.012103</text:p>
          </table:table-cell>
          <table:table-cell/>
          <table:table-cell office:value-type="float" office:value="48.0080453333" calcext:value-type="float">
            <text:p>48.008045333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6.93646" calcext:value-type="float">
            <text:p>46.93646</text:p>
          </table:table-cell>
          <table:table-cell/>
          <table:table-cell office:value-type="float" office:value="0.6997473744" calcext:value-type="float">
            <text:p>0.699747374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6.898638" calcext:value-type="float">
            <text:p>46.89863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6.860817" calcext:value-type="float">
            <text:p>46.86081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6.822995" calcext:value-type="float">
            <text:p>46.82299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6.822995" calcext:value-type="float">
            <text:p>46.82299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46.785174" calcext:value-type="float">
            <text:p>46.78517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6.785174" calcext:value-type="float">
            <text:p>46.78517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6.747352" calcext:value-type="float">
            <text:p>46.74735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6.293495" calcext:value-type="float">
            <text:p>46.29349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6.217852" calcext:value-type="float">
            <text:p>46.21785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6.217852" calcext:value-type="float">
            <text:p>46.21785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6.217852" calcext:value-type="float">
            <text:p>46.21785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45.990923" calcext:value-type="float">
            <text:p>45.9909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5.91528" calcext:value-type="float">
            <text:p>45.9152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5.726172" calcext:value-type="float">
            <text:p>45.72617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5.461422" calcext:value-type="float">
            <text:p>45.46142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5.423601" calcext:value-type="float">
            <text:p>45.4236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4.931921" calcext:value-type="float">
            <text:p>44.9319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3.910741" calcext:value-type="float">
            <text:p>43.91074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3.910741" calcext:value-type="float">
            <text:p>43.910741</text:p>
          </table:table-cell>
          <table:table-cell table:number-columns-repeated="2"/>
          <table:table-cell office:value-type="float" office:value="0.0267434856" calcext:value-type="float">
            <text:p>0.026743485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3.835098" calcext:value-type="float">
            <text:p>43.83509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43.532526" calcext:value-type="float">
            <text:p>43.53252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3.456884" calcext:value-type="float">
            <text:p>43.45688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3.154312" calcext:value-type="float">
            <text:p>43.15431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3.040847" calcext:value-type="float">
            <text:p>43.0408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3.040847" calcext:value-type="float">
            <text:p>43.0408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2.776097" calcext:value-type="float">
            <text:p>42.77609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2.662632" calcext:value-type="float">
            <text:p>42.66263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float" office:value="42.246596" calcext:value-type="float">
            <text:p>42.2465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40.80938" calcext:value-type="float">
            <text:p>40.8093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40.695915" calcext:value-type="float">
            <text:p>40.69591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40.695915" calcext:value-type="float">
            <text:p>40.69591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40.695915" calcext:value-type="float">
            <text:p>40.69591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40.695915" calcext:value-type="float">
            <text:p>40.69591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0.468986" calcext:value-type="float">
            <text:p>40.46898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40.431165" calcext:value-type="float">
            <text:p>40.4311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40.431165" calcext:value-type="float">
            <text:p>40.4311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40.355522" calcext:value-type="float">
            <text:p>40.35552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40.279879" calcext:value-type="float">
            <text:p>40.27987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40.128593" calcext:value-type="float">
            <text:p>40.12859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40.05295" calcext:value-type="float">
            <text:p>40.0529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9.939486" calcext:value-type="float">
            <text:p>39.93948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39.863843" calcext:value-type="float">
            <text:p>39.86384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9.863843" calcext:value-type="float">
            <text:p>39.86384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9.863843" calcext:value-type="float">
            <text:p>39.863843</text:p>
          </table:table-cell>
          <table:table-cell table:number-columns-repeated="3"/>
          <table:table-cell office:value-type="float" office:value="47.9765505" calcext:value-type="float">
            <text:p>47.97655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9.7882" calcext:value-type="float">
            <text:p>39.788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9.750378" calcext:value-type="float">
            <text:p>39.75037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9.712557" calcext:value-type="float">
            <text:p>39.71255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9.674735" calcext:value-type="float">
            <text:p>39.67473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39.636914" calcext:value-type="float">
            <text:p>39.63691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9.636914" calcext:value-type="float">
            <text:p>39.63691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9.599092" calcext:value-type="float">
            <text:p>39.59909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9.447806" calcext:value-type="float">
            <text:p>39.44780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38.993949" calcext:value-type="float">
            <text:p>38.99394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8.956127" calcext:value-type="float">
            <text:p>38.95612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8.918306" calcext:value-type="float">
            <text:p>38.91830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38.464448" calcext:value-type="float">
            <text:p>38.46444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8.464448" calcext:value-type="float">
            <text:p>38.46444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38.464448" calcext:value-type="float">
            <text:p>38.46444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8.464448" calcext:value-type="float">
            <text:p>38.46444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38.388805" calcext:value-type="float">
            <text:p>38.38880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8.388805" calcext:value-type="float">
            <text:p>38.388805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" calcext:value-type="float">
            <text:p>800</text:p>
          </table:table-cell>
          <table:table-cell office:value-type="float" office:value="38.350983" calcext:value-type="float">
            <text:p>38.35098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38.350983" calcext:value-type="float">
            <text:p>38.35098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38.350983" calcext:value-type="float">
            <text:p>38.35098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8.350983" calcext:value-type="float">
            <text:p>38.35098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8.124054" calcext:value-type="float">
            <text:p>38.12405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8.086233" calcext:value-type="float">
            <text:p>38.08623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8.048411" calcext:value-type="float">
            <text:p>38.04841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7.972769" calcext:value-type="float">
            <text:p>37.97276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7.972769" calcext:value-type="float">
            <text:p>37.97276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7.972769" calcext:value-type="float">
            <text:p>37.97276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7.972769" calcext:value-type="float">
            <text:p>37.97276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7.972769" calcext:value-type="float">
            <text:p>37.9727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7.934947" calcext:value-type="float">
            <text:p>37.93494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37.74584" calcext:value-type="float">
            <text:p>37.7458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7.74584" calcext:value-type="float">
            <text:p>37.7458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7.74584" calcext:value-type="float">
            <text:p>37.7458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37.708018" calcext:value-type="float">
            <text:p>37.70801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7.708018" calcext:value-type="float">
            <text:p>37.70801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7.632375" calcext:value-type="float">
            <text:p>37.63237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7.594554" calcext:value-type="float">
            <text:p>37.59455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37.518911" calcext:value-type="float">
            <text:p>37.51891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37.518911" calcext:value-type="float">
            <text:p>37.51891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7.481089" calcext:value-type="float">
            <text:p>37.48108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7.443268" calcext:value-type="float">
            <text:p>37.44326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36.838124" calcext:value-type="float">
            <text:p>36.83812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6.72466" calcext:value-type="float">
            <text:p>36.7246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5.098336" calcext:value-type="float">
            <text:p>35.09833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4.94705" calcext:value-type="float">
            <text:p>34.9470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4.871407" calcext:value-type="float">
            <text:p>34.87140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4.757943" calcext:value-type="float">
            <text:p>34.75794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34.531014" calcext:value-type="float">
            <text:p>34.53101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4.531014" calcext:value-type="float">
            <text:p>34.53101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4.531014" calcext:value-type="float">
            <text:p>34.53101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float" office:value="34.455371" calcext:value-type="float">
            <text:p>34.45537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4.455371" calcext:value-type="float">
            <text:p>34.45537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4.152799" calcext:value-type="float">
            <text:p>34.15279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2.450832" calcext:value-type="float">
            <text:p>32.45083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1.921331" calcext:value-type="float">
            <text:p>31.92133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9.84115" calcext:value-type="float">
            <text:p>29.8411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8.895613" calcext:value-type="float">
            <text:p>28.89561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8.895613" calcext:value-type="float">
            <text:p>28.89561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8.857791" calcext:value-type="float">
            <text:p>28.85779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8.744327" calcext:value-type="float">
            <text:p>28.74432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.706505" calcext:value-type="float">
            <text:p>28.70650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.668684" calcext:value-type="float">
            <text:p>28.66868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.668684" calcext:value-type="float">
            <text:p>28.66868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.630862" calcext:value-type="float">
            <text:p>28.63086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8.441755" calcext:value-type="float">
            <text:p>28.44175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7.647504" calcext:value-type="float">
            <text:p>27.64750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.945537" calcext:value-type="float">
            <text:p>25.94553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.869894" calcext:value-type="float">
            <text:p>25.86989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.680787" calcext:value-type="float">
            <text:p>25.68078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.642965" calcext:value-type="float">
            <text:p>25.64296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.583964" calcext:value-type="float">
            <text:p>24.58396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.432678" calcext:value-type="float">
            <text:p>24.43267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.298033" calcext:value-type="float">
            <text:p>23.29803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.146747" calcext:value-type="float">
            <text:p>23.14674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2.428139" calcext:value-type="float">
            <text:p>22.42813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2.428139" calcext:value-type="float">
            <text:p>22.42813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2.352496" calcext:value-type="float">
            <text:p>22.3524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.239032" calcext:value-type="float">
            <text:p>22.23903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.087746" calcext:value-type="float">
            <text:p>22.08774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1.482602" calcext:value-type="float">
            <text:p>21.48260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0.953101" calcext:value-type="float">
            <text:p>20.9531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.364599" calcext:value-type="float">
            <text:p>19.364599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8.192133" calcext:value-type="float">
            <text:p>18.19213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8.040847" calcext:value-type="float">
            <text:p>18.040847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.85174" calcext:value-type="float">
            <text:p>17.8517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7.85174" calcext:value-type="float">
            <text:p>17.8517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.07413" calcext:value-type="float">
            <text:p>16.0741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.922844" calcext:value-type="float">
            <text:p>15.92284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.847201" calcext:value-type="float">
            <text:p>15.8472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.544629" calcext:value-type="float">
            <text:p>15.54462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.561271" calcext:value-type="float">
            <text:p>14.56127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.107413" calcext:value-type="float">
            <text:p>14.10741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.934947" calcext:value-type="float">
            <text:p>12.93494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0" calcext:value-type="float">
            <text:p>2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" calcext:value-type="float">
            <text:p>5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.034796" calcext:value-type="float">
            <text:p>7.0347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96974" calcext:value-type="float">
            <text:p>6.99697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959153" calcext:value-type="float">
            <text:p>6.95915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505295" calcext:value-type="float">
            <text:p>6.50529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6.467474" calcext:value-type="float">
            <text:p>6.46747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6.467474" calcext:value-type="float">
            <text:p>6.46747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6.467474" calcext:value-type="float">
            <text:p>6.467474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6.429652" calcext:value-type="float">
            <text:p>6.42965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6.429652" calcext:value-type="float">
            <text:p>6.4296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6.429652" calcext:value-type="float">
            <text:p>6.42965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6.391831" calcext:value-type="float">
            <text:p>6.39183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6.354009" calcext:value-type="float">
            <text:p>6.35400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316188" calcext:value-type="float">
            <text:p>6.3161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316188" calcext:value-type="float">
            <text:p>6.3161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316188" calcext:value-type="float">
            <text:p>6.3161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0" calcext:value-type="float">
            <text:p>50000</text:p>
          </table:table-cell>
          <table:table-cell office:value-type="float" office:value="6.316188" calcext:value-type="float">
            <text:p>6.31618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278366" calcext:value-type="float">
            <text:p>6.27836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278366" calcext:value-type="float">
            <text:p>6.27836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278366" calcext:value-type="float">
            <text:p>6.27836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278366" calcext:value-type="float">
            <text:p>6.27836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6.202723" calcext:value-type="float">
            <text:p>6.2027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12708" calcext:value-type="float">
            <text:p>6.1270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6.089259" calcext:value-type="float">
            <text:p>6.08925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5.824508" calcext:value-type="float">
            <text:p>5.82450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5.143722" calcext:value-type="float">
            <text:p>5.14372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5.068079" calcext:value-type="float">
            <text:p>5.06807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0" calcext:value-type="float">
            <text:p>20000</text:p>
          </table:table-cell>
          <table:table-cell office:value-type="float" office:value="4.803328" calcext:value-type="float">
            <text:p>4.80332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0" calcext:value-type="float">
            <text:p>20000</text:p>
          </table:table-cell>
          <table:table-cell office:value-type="float" office:value="4.689864" calcext:value-type="float">
            <text:p>4.68986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652042" calcext:value-type="float">
            <text:p>4.65204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614221" calcext:value-type="float">
            <text:p>4.61422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576399" calcext:value-type="float">
            <text:p>4.57639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425113" calcext:value-type="float">
            <text:p>4.42511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425113" calcext:value-type="float">
            <text:p>4.42511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387292" calcext:value-type="float">
            <text:p>4.38729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0" calcext:value-type="float">
            <text:p>20000</text:p>
          </table:table-cell>
          <table:table-cell office:value-type="float" office:value="4.160363" calcext:value-type="float">
            <text:p>4.16036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47.995461" calcext:value-type="float">
            <text:p>47.99546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06:34:24.235427057</dc:date>
    <meta:editing-duration>PT9H42M27S</meta:editing-duration>
    <meta:editing-cycles>1</meta:editing-cycles>
    <meta:generator>LibreOffice/5.1.4.2$Linux_X86_64 LibreOffice_project/10m0$Build-2</meta:generator>
    <meta:document-statistic meta:table-count="1" meta:cell-count="1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lsuter2_apy.J20:clsuter2_apy.K22" chart:data-source-has-labels="column" svg:x="0.32cm" svg:y="0.18cm" svg:width="15.36cm" svg:height="8.64cm">
          <chartooo:coordinate-region svg:x="1.223cm" svg:y="0.379cm" svg:width="14.269cm" svg:height="7.795cm"/>
          <chart:axis chart:dimension="x" chart:name="primary-x" chart:style-name="ch3" chartooo:axis-type="auto">
            <chartooo:date-scale/>
            <chart:categories table:cell-range-address="clsuter2_apy.J20:clsuter2_apy.J22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lsuter2_apy.K20:clsuter2_apy.K22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clsuter2_apy.J20:clsuter2_apy.J22</svg:desc>
                </draw:g>
              </table:table-cell>
              <table:table-cell office:value-type="float" office:value="47.806354">
                <text:p>47.806354</text:p>
                <draw:g>
                  <svg:desc>clsuter2_apy.K20:clsuter2_apy.K22</svg:desc>
                </draw:g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7.314675">
                <text:p>47.3146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47.95764">
                <text:p>47.95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